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Helvetica, Arial, sans-serif"/>
    <style:font-face style:name="Helvetica1" svg:font-family="Helvetica, sans-serif"/>
    <style:font-face style:name="sans-serif" svg:font-family="sans-serif"/>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d185" officeooo:paragraph-rsid="000fbaeb"/>
    </style:style>
    <style:style style:name="P2" style:family="paragraph" style:parent-style-name="Text_20_body">
      <style:text-properties fo:font-variant="normal" fo:text-transform="none" fo:color="#000000" style:font-name="Arial" fo:font-size="10pt" fo:letter-spacing="normal" fo:font-style="normal" fo:font-weight="normal" officeooo:rsid="000bd185" officeooo:paragraph-rsid="000bd185" style:font-size-asian="10pt" style:font-size-complex="10pt"/>
    </style:style>
    <style:style style:name="P3" style:family="paragraph" style:parent-style-name="Text_20_body">
      <style:text-properties fo:font-variant="normal" fo:text-transform="none" fo:color="#000000" style:font-name="Helvetica" fo:font-size="10pt" fo:letter-spacing="normal" fo:font-style="normal" fo:font-weight="normal" officeooo:paragraph-rsid="000fbaeb" style:font-size-asian="10pt" style:font-size-complex="10pt"/>
    </style:style>
    <style:style style:name="P4" style:family="paragraph" style:parent-style-name="Text_20_body">
      <style:text-properties fo:font-variant="normal" fo:text-transform="none" fo:color="#000000" style:font-name="Helvetica Neue" fo:font-size="10.5pt" fo:letter-spacing="normal" fo:font-style="normal" fo:font-weight="bold" officeooo:rsid="00098af0" officeooo:paragraph-rsid="000fbaeb" fo:background-color="#ffff00" style:font-weight-asian="bold" style:font-weight-complex="bold"/>
    </style:style>
    <style:style style:name="P5" style:family="paragraph" style:parent-style-name="Text_20_body">
      <style:text-properties fo:font-variant="normal" fo:text-transform="none" style:use-window-font-color="true" style:font-name="Helvetica Neue" fo:font-size="10.5pt" fo:letter-spacing="normal" fo:font-style="normal" fo:font-weight="bold" officeooo:rsid="000bd185" officeooo:paragraph-rsid="000bd185" fo:background-color="#ffff00" style:font-weight-asian="bold" style:font-weight-complex="bold"/>
    </style:style>
    <style:style style:name="P6" style:family="paragraph" style:parent-style-name="Text_20_body">
      <style:text-properties fo:font-weight="bold" officeooo:rsid="000bd185" officeooo:paragraph-rsid="000fbaeb" fo:background-color="#ffff00" style:font-weight-asian="bold" style:font-weight-complex="bold"/>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5pt" fo:letter-spacing="normal" fo:font-style="normal" fo:font-weight="normal" officeooo:rsid="000bd185" officeooo:paragraph-rsid="000fbaeb" fo:background-color="#990000"/>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5pt" fo:letter-spacing="normal" fo:font-style="normal" fo:font-weight="normal" officeooo:rsid="000bd185" officeooo:paragraph-rsid="000fbaeb" fo:background-color="#990000" style:font-weight-asian="bold" style:font-weight-complex="bold"/>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Helvetica Neue" fo:font-size="10.5pt" fo:letter-spacing="normal" fo:font-style="normal" fo:font-weight="normal" officeooo:paragraph-rsid="00146b4e" fo:background-color="transparent"/>
    </style:style>
    <style:style style:name="P11" style:family="paragraph" style:parent-style-name="Text_20_body">
      <style:paragraph-properties fo:margin-left="0cm" fo:margin-right="0cm" fo:orphans="2" fo:widows="2" fo:text-indent="0cm" style:auto-text-indent="false"/>
      <style:text-properties fo:font-variant="normal" fo:text-transform="none" style:use-window-font-color="true" style:font-name="sans-serif" fo:font-size="10.5pt" fo:letter-spacing="normal" fo:font-style="normal" fo:font-weight="bold" officeooo:rsid="00098af0" officeooo:paragraph-rsid="00101375" fo:background-color="#ffff00" style:font-weight-asian="bold" style:font-weight-complex="bold"/>
    </style:style>
    <style:style style:name="P12" style:family="paragraph" style:parent-style-name="Text_20_body">
      <style:paragraph-properties fo:margin-left="0cm" fo:margin-right="0cm" fo:orphans="2" fo:widows="2" fo:text-indent="0cm" style:auto-text-indent="false"/>
      <style:text-properties fo:font-variant="normal" fo:text-transform="none" fo:color="#222222" style:font-name="Helvetica" fo:font-size="10pt" fo:letter-spacing="normal" fo:font-style="normal" fo:font-weight="normal" officeooo:rsid="00176374" officeooo:paragraph-rsid="00146b4e" fo:background-color="transparent" style:font-size-asian="10pt" style:font-weight-asian="normal" style:font-size-complex="10pt" style:font-weight-complex="normal"/>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Text_20_body">
      <style:paragraph-properties fo:margin-left="0cm" fo:margin-right="0cm" fo:orphans="2" fo:widows="2" fo:text-indent="0cm" style:auto-text-indent="false"/>
      <style:text-properties style:use-window-font-color="true" fo:font-weight="bold" officeooo:rsid="000af141" officeooo:paragraph-rsid="000fbaeb" fo:background-color="#ffff00" style:font-weight-asian="bold" style:font-weight-complex="bold"/>
    </style:style>
    <style:style style:name="P15" style:family="paragraph" style:parent-style-name="Text_20_body">
      <style:paragraph-properties fo:margin-left="0cm" fo:margin-right="0cm" fo:orphans="2" fo:widows="2" fo:text-indent="0cm" style:auto-text-indent="false"/>
      <style:text-properties style:use-window-font-color="true" fo:font-weight="bold" officeooo:rsid="000af141" officeooo:paragraph-rsid="00101375" fo:background-color="#ffff00" style:font-weight-asian="bold" style:font-weight-complex="bold"/>
    </style:style>
    <style:style style:name="P16" style:family="paragraph" style:parent-style-name="Text_20_body">
      <style:paragraph-properties fo:margin-left="0cm" fo:margin-right="0cm" fo:orphans="2" fo:widows="2" fo:text-indent="0cm" style:auto-text-indent="false"/>
      <style:text-properties style:use-window-font-color="true" fo:font-weight="bold" officeooo:rsid="000af141" officeooo:paragraph-rsid="00146b4e" fo:background-color="#ffff00" style:font-weight-asian="bold" style:font-weight-complex="bold"/>
    </style:style>
    <style:style style:name="P17" style:family="paragraph" style:parent-style-name="Text_20_body">
      <style:paragraph-properties fo:margin-left="0cm" fo:margin-right="0cm" fo:orphans="2" fo:widows="2" fo:text-indent="0cm" style:auto-text-indent="false"/>
      <style:text-properties style:font-name="Helvetica" fo:font-size="10pt" officeooo:rsid="00114a1f" officeooo:paragraph-rsid="0010863d" style:font-size-asian="10pt" style:font-size-complex="10pt"/>
    </style:style>
    <style:style style:name="P1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Helvetica" fo:font-size="10pt" fo:letter-spacing="normal" fo:font-style="normal" fo:font-weight="normal" officeooo:paragraph-rsid="000fbaeb" style:font-size-asian="10pt" style:font-size-complex="10pt"/>
    </style:style>
    <style:style style:name="P19"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000000" style:font-name="Helvetica" fo:font-size="10pt" fo:letter-spacing="normal" fo:font-style="normal" fo:font-weight="normal" officeooo:paragraph-rsid="000fbaeb" style:font-size-asian="10pt" style:font-size-complex="10pt"/>
    </style:style>
    <style:style style:name="P20"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222222" style:font-name="Helvetica" fo:font-size="10pt" fo:letter-spacing="normal" fo:font-style="normal" fo:font-weight="normal" officeooo:paragraph-rsid="000fbaeb" style:font-size-asian="10pt" style:font-size-complex="10pt"/>
    </style:style>
    <style:style style:name="P21"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222222" style:font-name="Helvetica1" fo:font-size="10pt" fo:letter-spacing="normal" fo:font-style="normal" fo:font-weight="normal" fo:background-color="transparent"/>
    </style:style>
    <style:style style:name="P22" style:family="paragraph" style:parent-style-name="Text_20_body">
      <style:paragraph-properties fo:margin-left="0cm" fo:margin-right="0cm" fo:margin-top="0cm" fo:margin-bottom="0.25cm" loext:contextual-spacing="false" style:line-height-at-least="0.423cm" fo:orphans="2" fo:widows="2" fo:text-indent="0cm" style:auto-text-indent="false"/>
    </style:style>
    <style:style style:name="P23"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officeooo:paragraph-rsid="000fbaeb"/>
    </style:style>
    <style:style style:name="P24"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style:font-name="Helvetica1" fo:font-size="10.5pt"/>
    </style:style>
    <style:style style:name="T1" style:family="text">
      <style:text-properties fo:font-weight="bold"/>
    </style:style>
    <style:style style:name="T2" style:family="text">
      <style:text-properties fo:font-variant="normal" fo:text-transform="none" fo:color="#000000" style:font-name="Helvetica Neue" fo:font-size="10.5pt" fo:letter-spacing="normal" fo:font-style="normal"/>
    </style:style>
    <style:style style:name="T3" style:family="text">
      <style:text-properties fo:font-variant="normal" fo:text-transform="none" fo:color="#000000" style:font-name="Arial" fo:font-size="10.5pt" fo:letter-spacing="normal" fo:font-style="normal" fo:font-weight="normal" fo:background-color="#990000" loext:char-shading-value="0"/>
    </style:style>
    <style:style style:name="T4" style:family="text">
      <style:text-properties fo:font-variant="normal" fo:text-transform="none" fo:color="#000000" style:font-name="Arial" fo:font-size="10.5pt" fo:letter-spacing="normal" fo:font-style="normal" fo:font-weight="normal" officeooo:rsid="000bd185" fo:background-color="#990000" loext:char-shading-value="0"/>
    </style:style>
    <style:style style:name="T5" style:family="text">
      <style:text-properties fo:font-variant="normal" fo:text-transform="none" fo:color="#000000" style:font-name="Arial" fo:font-size="10pt" fo:letter-spacing="normal" fo:font-style="normal" fo:font-weight="bold" style:font-size-asian="10pt" style:font-size-complex="10pt"/>
    </style:style>
    <style:style style:name="T6" style:family="text">
      <style:text-properties fo:font-variant="normal" fo:text-transform="none" fo:color="#000000" style:font-name="Arial" fo:font-size="10pt" fo:letter-spacing="normal" fo:font-style="normal" fo:font-weight="normal" style:font-size-asian="10pt" style:font-size-complex="10pt"/>
    </style:style>
    <style:style style:name="T7" style:family="text">
      <style:text-properties fo:font-variant="normal" fo:text-transform="none" fo:color="#000000" style:font-name="Helvetica" fo:font-size="10pt" fo:letter-spacing="normal" fo:font-style="normal" fo:font-weight="bold" style:font-size-asian="10pt" style:font-size-complex="10pt"/>
    </style:style>
    <style:style style:name="T8" style:family="text">
      <style:text-properties fo:font-variant="normal" fo:text-transform="none" fo:color="#000000" style:font-name="Helvetica" fo:font-size="10pt" fo:letter-spacing="normal" fo:font-style="normal" fo:font-weight="normal" style:font-size-asian="10pt" style:font-size-complex="10pt"/>
    </style:style>
    <style:style style:name="T9" style:family="text">
      <style:text-properties fo:font-variant="normal" fo:text-transform="none" fo:color="#000000" style:font-name="Helvetica" fo:font-size="10pt" fo:letter-spacing="normal" fo:font-style="normal" style:text-underline-style="solid" style:text-underline-width="auto" style:text-underline-color="font-color" fo:font-weight="normal" style:font-size-asian="10pt" style:font-size-complex="10pt"/>
    </style:style>
    <style:style style:name="T10" style:family="text">
      <style:text-properties fo:font-variant="normal" fo:text-transform="none" fo:color="#000000" style:font-name="Helvetica1" fo:font-size="10pt" fo:letter-spacing="normal" fo:font-style="normal" fo:font-weight="normal" fo:background-color="transparent" loext:char-shading-value="0"/>
    </style:style>
    <style:style style:name="T11" style:family="text">
      <style:text-properties fo:font-variant="normal" fo:text-transform="none" fo:color="#000000" style:font-name="Helvetica1" fo:font-size="10pt" fo:letter-spacing="normal" fo:font-style="normal" fo:font-weight="bold" fo:background-color="transparent" loext:char-shading-value="0"/>
    </style:style>
    <style:style style:name="T12" style:family="text">
      <style:text-properties fo:font-variant="normal" fo:text-transform="none" fo:color="#000000" style:font-name="Helvetica1" fo:font-size="10pt" fo:letter-spacing="normal" fo:font-style="normal" style:text-underline-style="solid" style:text-underline-width="auto" style:text-underline-color="font-color" fo:font-weight="normal" fo:background-color="transparent" loext:char-shading-value="0"/>
    </style:style>
    <style:style style:name="T13" style:family="text">
      <style:text-properties fo:font-variant="normal" fo:text-transform="none" fo:color="#000000" style:font-name="Helvetica1" fo:letter-spacing="normal" fo:font-style="normal" fo:font-weight="bold" officeooo:rsid="00122f9a" fo:background-color="transparent" loext:char-shading-value="0" style:font-weight-asian="normal" style:font-weight-complex="normal"/>
    </style:style>
    <style:style style:name="T14" style:family="text">
      <style:text-properties fo:font-variant="normal" fo:text-transform="none" fo:color="#000000" style:font-name="Helvetica1" fo:letter-spacing="normal" fo:font-style="normal" fo:font-weight="normal" officeooo:rsid="00122f9a" fo:background-color="transparent" loext:char-shading-value="0" style:font-weight-asian="normal" style:font-weight-complex="normal"/>
    </style:style>
    <style:style style:name="T15" style:family="text">
      <style:text-properties fo:font-variant="normal" fo:text-transform="none" fo:color="#000000" style:font-name="Helvetica1" fo:letter-spacing="normal" fo:font-style="normal" style:text-underline-style="solid" style:text-underline-width="auto" style:text-underline-color="font-color" fo:font-weight="normal" officeooo:rsid="00122f9a" fo:background-color="transparent" loext:char-shading-value="0" style:font-weight-asian="normal" style:font-weight-complex="normal"/>
    </style:style>
    <style:style style:name="T16" style:family="text">
      <style:text-properties fo:font-variant="normal" fo:text-transform="none" fo:color="#337ab7"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7" style:family="text">
      <style:text-properties fo:font-variant="normal" fo:text-transform="none" fo:color="#337ab7" style:text-line-through-style="none" style:text-line-through-type="none" style:font-name="Helvetica" fo:font-size="10pt" fo:letter-spacing="normal" fo:font-style="normal" style:text-underline-style="none" fo:font-weight="normal" style:text-blinking="false" fo:background-color="transparent" loext:char-shading-value="0" style:font-size-asian="10pt" style:font-size-complex="10pt"/>
    </style:style>
    <style:style style:name="T18" style:family="text">
      <style:text-properties fo:font-variant="normal" fo:text-transform="none" fo:color="#337ab7" style:text-line-through-style="none" style:text-line-through-type="none" style:font-name="Helvetica1" fo:font-size="10pt" fo:letter-spacing="normal" fo:font-style="normal" style:text-underline-style="none" fo:font-weight="normal" style:text-blinking="false" fo:background-color="transparent" loext:char-shading-value="0"/>
    </style:style>
    <style:style style:name="T19" style:family="text">
      <style:text-properties fo:font-variant="normal" fo:text-transform="none" fo:color="#222222" style:font-name="Helvetica" fo:font-size="10pt" fo:letter-spacing="normal" fo:font-style="normal" fo:font-weight="normal" style:font-size-asian="10pt" style:font-size-complex="10pt"/>
    </style:style>
    <style:style style:name="T20" style:family="text">
      <style:text-properties fo:font-variant="normal" fo:text-transform="none" fo:color="#222222" style:font-name="Helvetica" fo:font-size="10pt" fo:letter-spacing="normal" fo:font-style="normal" style:text-underline-style="solid" style:text-underline-width="auto" style:text-underline-color="font-color" fo:font-weight="normal" style:font-size-asian="10pt" style:font-size-complex="10pt"/>
    </style:style>
    <style:style style:name="T21" style:family="text">
      <style:text-properties fo:font-variant="normal" fo:text-transform="none" fo:color="#222222" style:font-name="Helvetica" fo:font-size="10pt" fo:letter-spacing="normal" fo:font-style="normal" fo:font-weight="bold" style:font-size-asian="10pt" style:font-size-complex="10pt"/>
    </style:style>
    <style:style style:name="T22" style:family="text">
      <style:text-properties fo:font-variant="normal" fo:text-transform="none" fo:color="#222222" fo:letter-spacing="normal" fo:font-style="normal" fo:font-weight="normal" fo:background-color="transparent" loext:char-shading-value="0"/>
    </style:style>
    <style:style style:name="T23" style:family="text">
      <style:text-properties fo:font-variant="normal" fo:text-transform="none" fo:color="#222222" fo:font-size="10pt" fo:letter-spacing="normal" fo:font-style="normal" fo:font-weight="normal" fo:background-color="transparent" loext:char-shading-value="0"/>
    </style:style>
    <style:style style:name="T24" style:family="text">
      <style:text-properties fo:font-variant="normal" fo:text-transform="none" fo:color="#222222" fo:font-size="10pt" fo:letter-spacing="normal" fo:font-style="normal" fo:font-weight="bold" fo:background-color="transparent" loext:char-shading-value="0"/>
    </style:style>
    <style:style style:name="T25" style:family="text">
      <style:text-properties fo:font-variant="normal" fo:text-transform="none" fo:color="#222222" fo:font-size="10pt" fo:letter-spacing="normal" fo:font-style="normal" style:text-underline-style="solid" style:text-underline-width="auto" style:text-underline-color="font-color" fo:font-weight="normal" fo:background-color="transparent" loext:char-shading-value="0"/>
    </style:style>
    <style:style style:name="T26" style:family="text">
      <style:text-properties fo:font-variant="normal" fo:text-transform="none" fo:color="#222222" style:font-name="Helvetica1" fo:font-size="10pt" fo:letter-spacing="normal" fo:font-style="normal" fo:font-weight="normal" fo:background-color="transparent" loext:char-shading-value="0"/>
    </style:style>
    <style:style style:name="T27" style:family="text">
      <style:text-properties fo:font-variant="normal" fo:text-transform="none" fo:color="#222222" style:font-name="Helvetica1" fo:font-size="10pt" fo:letter-spacing="normal" fo:font-style="normal" fo:font-weight="bold" fo:background-color="transparent" loext:char-shading-value="0"/>
    </style:style>
    <style:style style:name="T28" style:family="text">
      <style:text-properties fo:font-variant="normal" fo:text-transform="none" fo:color="#222222" fo:font-size="9.75pt" fo:letter-spacing="normal" fo:font-style="normal" fo:font-weight="normal" fo:background-color="transparent" loext:char-shading-value="0"/>
    </style:style>
    <style:style style:name="T29" style:family="text">
      <style:text-properties fo:font-variant="normal" fo:text-transform="none" fo:color="#0b0080" style:text-line-through-style="none" style:text-line-through-type="none" style:font-name="Helvetica1" fo:letter-spacing="normal" fo:font-style="normal" style:text-underline-style="none" fo:font-weight="normal" officeooo:rsid="00122f9a" style:text-blinking="false" fo:background-color="transparent" loext:char-shading-value="0" style:font-weight-asian="normal" style:font-weight-complex="normal"/>
    </style:style>
    <style:style style:name="T30" style:family="text">
      <style:text-properties fo:font-variant="normal" fo:text-transform="none" style:font-name="sans-serif" fo:font-size="10.5pt" fo:letter-spacing="normal" fo:font-style="normal"/>
    </style:style>
    <style:style style:name="T31" style:family="text">
      <style:text-properties fo:font-variant="normal" fo:text-transform="none" style:font-name="sans-serif" fo:font-size="10.5pt" fo:letter-spacing="normal" fo:font-style="normal" officeooo:rsid="00098af0"/>
    </style:style>
    <style:style style:name="T32" style:family="text">
      <style:text-properties fo:font-variant="normal" fo:text-transform="none" style:font-name="sans-serif" fo:font-size="10.5pt" fo:letter-spacing="normal" fo:font-style="normal" officeooo:rsid="00146b4e"/>
    </style:style>
    <style:style style:name="T33" style:family="text">
      <style:text-properties fo:color="#222222"/>
    </style:style>
    <style:style style:name="T34" style:family="text">
      <style:text-properties fo:color="#222222" style:font-name="Helvetica Neue"/>
    </style:style>
    <style:style style:name="T35" style:family="text">
      <style:text-properties fo:color="#222222" style:font-name="Helvetica Neue" fo:font-weight="bold"/>
    </style:style>
    <style:style style:name="T36" style:family="text">
      <style:text-properties fo:color="#222222" fo:font-weight="bold"/>
    </style:style>
    <style:style style:name="T37" style:family="text">
      <style:text-properties fo:color="#222222" style:font-name="Helvetica1" fo:font-size="10pt" fo:font-weight="bold" officeooo:rsid="00176374" fo:background-color="#ffffff" loext:char-shading-value="0" style:font-size-asian="10pt" style:font-weight-asian="normal" style:font-size-complex="10pt" style:font-weight-complex="normal"/>
    </style:style>
    <style:style style:name="T38" style:family="text">
      <style:text-properties fo:color="#222222" style:font-name="Helvetica1" fo:font-size="10pt" officeooo:rsid="00176374" fo:background-color="#ffffff" loext:char-shading-value="0" style:font-size-asian="10pt" style:font-weight-asian="normal" style:font-size-complex="10pt" style:font-weight-complex="normal"/>
    </style:style>
    <style:style style:name="T39" style:family="text">
      <style:text-properties fo:color="#222222" style:font-name="Helvetica1" fo:font-size="10pt" style:text-underline-style="solid" style:text-underline-width="auto" style:text-underline-color="font-color" officeooo:rsid="00176374" fo:background-color="#ffffff" loext:char-shading-value="0" style:font-size-asian="10pt" style:font-weight-asian="normal" style:font-size-complex="10pt" style:font-weight-complex="normal"/>
    </style:style>
    <style:style style:name="T40" style:family="text">
      <style:text-properties style:font-name="Helvetica Neue"/>
    </style:style>
    <style:style style:name="T41" style:family="text">
      <style:text-properties style:font-name="Helvetica Neue" fo:font-weight="bold"/>
    </style:style>
    <style:style style:name="T4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LUCK</text:p>
      <text:p text:style-name="P14"><text:span text:style-name="T4">==============================================================================</text:span><text:span text:style-name="T30"><text:line-break/>FAURE</text:span></text:p>
      <text:p text:style-name="P14"><text:span text:style-name="T4">==============================================================================</text:span><text:span text:style-name="T30"><text:line-break/>RAVEL</text:span></text:p>
      <text:p text:style-name="P14"><text:span text:style-name="T4">==============================================================================</text:span><text:span text:style-name="T30"><text:line-break/>DEBUSSY</text:span></text:p>
      <text:p text:style-name="P14"><text:span text:style-name="T4">==============================================================================</text:span><text:span text:style-name="T30"><text:line-break/>SCRIABINE</text:span></text:p>
      <text:p text:style-name="P15"><text:span text:style-name="T4">==============================================================================</text:span><text:span text:style-name="T30"><text:line-break/>RACHMANINOV</text:span></text:p>
      <text:p text:style-name="P16"><text:span text:style-name="T4">==============================================================================</text:span><text:span text:style-name="T30"><text:line-break/></text:span><text:span text:style-name="T31">MOZART</text:span></text:p>
      <text:p text:style-name="P16"><text:span text:style-name="T4">==============================================================================</text:span><text:span text:style-name="T30"><text:line-break/></text:span><text:span text:style-name="T32">BERLIOZ</text:span></text:p>
      <text:p text:style-name="P10"><text:span text:style-name="T37">Hecor Berlioz</text:span><text:span text:style-name="T38"> est un écrivain, </text:span><text:span text:style-name="T39">chef d’orchestre</text:span><text:span text:style-name="T38"> et </text:span><text:span text:style-name="T39">compositeur</text:span><text:span text:style-name="T38"> français né le 11 décembre 1803 en Isère et mort à Paris le 8 mars 1869, soit à 65 ans.</text:span></text:p>
      <text:p text:style-name="P22"><text:span text:style-name="T10">Initialement créé par </text:span><text:a xlink:type="simple" xlink:href="http://pianolovescore.com/partitions/Haydn" text:style-name="Internet_20_link" text:visited-style-name="Visited_20_Internet_20_Link"><text:span text:style-name="T18">Haydn</text:span></text:a><text:span text:style-name="T10"> et repris par </text:span><text:a xlink:type="simple" xlink:href="http://pianolovescore.com/partitions/Beethoven" text:style-name="Internet_20_link" text:visited-style-name="Visited_20_Internet_20_Link"><text:span text:style-name="T18">Beethoven</text:span></text:a><text:span text:style-name="T10">, le mouvement «</text:span><text:span text:style-name="T11">Symphonique</text:span><text:span text:style-name="T10">» est retravaillé par </text:span><text:span text:style-name="T11">Berlioz</text:span><text:span text:style-name="T10"> en y intégrant une touche fantastique ou dramatique.</text:span></text:p>
      <text:p text:style-name="P21">Il parcourt la France avec sa <text:span text:style-name="T1">musique symphonique</text:span> et invente le concept de festival. En effet, il engagera toujours énormément de monde pour ses concerts, ce qui lui coûtera d’ailleurs beaucoup d’argent.</text:p>
      <text:p text:style-name="P22"><text:span text:style-name="T26">Ami du compositeur </text:span><text:a xlink:type="simple" xlink:href="http://pianolovescore.com/partitions/Liszt" text:style-name="Internet_20_link" text:visited-style-name="Visited_20_Internet_20_Link"><text:span text:style-name="T18">Liszt</text:span></text:a><text:span text:style-name="T26">, </text:span><text:span text:style-name="T27">Berlioz</text:span><text:span text:style-name="T26"> parcours l’Europe en tournée pour faire découvrir ses créations.</text:span></text:p>
      <text:p text:style-name="P12"/>
      <text:p text:style-name="P15"><text:span text:style-name="T4">==============================================================================</text:span><text:span text:style-name="T31"><text:line-break/></text:span><text:span text:style-name="T30">LISZT</text:span></text:p>
      <text:p text:style-name="P17"><text:span text:style-name="T13">Franz Liszt </text:span><text:span text:style-name="T14">est un </text:span><text:span text:style-name="T15">compositeur</text:span><text:span text:style-name="T14"> Hongrois né le 22 octobre 1811 à Doborj</text:span><text:a xlink:type="simple" xlink:href="https://fr.wikipedia.org/wiki/Doborján" text:style-name="Internet_20_link" text:visited-style-name="Visited_20_Internet_20_Link"><text:span text:style-name="T29">á</text:span></text:a><text:span text:style-name="T14">n (Autriche) et mort le 31 juillet 1886 à Bayreuth (Allemagne), soit à 74 ans. Il est également chef </text:span><text:span text:style-name="T15">d’orchestre</text:span><text:span text:style-name="T14">, </text:span><text:span text:style-name="T13">pianiste</text:span><text:span text:style-name="T14"> et même écrivain.</text:span></text:p>
      <text:p text:style-name="P22"><text:span text:style-name="T10">Bien plus qu’un </text:span><text:span text:style-name="T12">compositeur</text:span><text:span text:style-name="T10">, </text:span><text:span text:style-name="T11">Liszt</text:span><text:span text:style-name="T10"> est l’un des plus grands </text:span><text:span text:style-name="T12">virtuoses</text:span><text:span text:style-name="T10"> de la </text:span><text:span text:style-name="T11">musique classique</text:span><text:span text:style-name="T10"> et également le précurseur du récital et de la technique pianistique moderne.Initiateur du </text:span><text:span text:style-name="T11">piano</text:span><text:span text:style-name="T10"> </text:span><text:span text:style-name="T12">orchestral</text:span><text:span text:style-name="T10"> et littéraire, il soutient les musiciens tels que </text:span><text:a xlink:type="simple" xlink:href="http://pianolovescore.com/partitions/Wagner" text:style-name="Internet_20_link" text:visited-style-name="Visited_20_Internet_20_Link"><text:span text:style-name="T18">Wagner</text:span></text:a><text:span text:style-name="T10">, </text:span><text:a xlink:type="simple" xlink:href="http://pianolovescore.com/partitions/Berlioz" text:style-name="Internet_20_link" text:visited-style-name="Visited_20_Internet_20_Link"><text:span text:style-name="T18">Berlioz</text:span></text:a><text:span text:style-name="T10">, </text:span><text:a xlink:type="simple" xlink:href="http://pianolovescore.com/partitions/Smetana" text:style-name="Internet_20_link" text:visited-style-name="Visited_20_Internet_20_Link"><text:span text:style-name="T18">Smetana</text:span></text:a><text:span text:style-name="T10">, </text:span><text:a xlink:type="simple" xlink:href="http://pianolovescore.com/partitions/Grieg" text:style-name="Internet_20_link" text:visited-style-name="Visited_20_Internet_20_Link"><text:span text:style-name="T18">Grieg</text:span></text:a><text:span text:style-name="T10">, </text:span><text:a xlink:type="simple" xlink:href="http://pianolovescore.com/partitions/Borodine" text:style-name="Internet_20_link" text:visited-style-name="Visited_20_Internet_20_Link"><text:span text:style-name="T18">Borodine</text:span></text:a><text:span text:style-name="T10"> ou encore </text:span><text:a xlink:type="simple" xlink:href="http://pianolovescore.com/partitions/Saint-Saen" text:style-name="Internet_20_link" text:visited-style-name="Visited_20_Internet_20_Link"><text:span text:style-name="T18">Saint-Saën</text:span></text:a><text:span text:style-name="T10">.</text:span></text:p>
      <text:p text:style-name="P24"><text:span text:style-name="T24">Liszt</text:span><text:span text:style-name="T23"> est reconnu mondialement pour ses œuvres </text:span><text:span text:style-name="T25">virtuoses</text:span><text:span text:style-name="T23"> au </text:span><text:span text:style-name="T24">piano</text:span><text:span text:style-name="T23">, </text:span><text:span text:style-name="T25">soliste</text:span><text:span text:style-name="T23"> ou non. On retrouve </text:span><text:span text:style-name="T28">aujourd’hui</text:span><text:span text:style-name="T22"> </text:span><text:span text:style-name="T23">beaucoup de ses compositions dans de nombreux films.</text:span></text:p>
      <text:p text:style-name="P8">==============================================================================</text:p>
      <text:p text:style-name="P4">BEETHOVEN</text:p>
      <text:p text:style-name="P3"><text:span text:style-name="T36">Ludwig Van Beethoven</text:span><text:span text:style-name="T33"> est un compositeur Allemand né le 15 décembre 1770 à Bonn (Allemagne) et mort le 26 mars 1827 à Vienne (France), soit à 56 ans.</text:span></text:p>
      <text:p text:style-name="P23"><text:span text:style-name="T8">Au même titre que </text:span><text:a xlink:type="simple" xlink:href="http://pianolovescore.com/partitions/Mozart" text:style-name="Internet_20_link" text:visited-style-name="Visited_20_Internet_20_Link"><text:span text:style-name="T17">Mozart</text:span></text:a><text:span text:style-name="T8">, </text:span><text:a xlink:type="simple" xlink:href="http://pianolovescore.com/partitions/Haydn" text:style-name="Internet_20_link" text:visited-style-name="Visited_20_Internet_20_Link"><text:span text:style-name="T17">Haydn</text:span></text:a><text:span text:style-name="T8"> ou </text:span><text:a xlink:type="simple" xlink:href="http://pianolovescore.com/partitions/Gluck" text:style-name="Internet_20_link" text:visited-style-name="Visited_20_Internet_20_Link"><text:span text:style-name="T17">Gluck</text:span></text:a><text:span text:style-name="T8">, il est l’un des derniers représentants du </text:span><text:span text:style-name="T9">classicisme</text:span><text:span text:style-name="T8">, menant par la suite au mouvements </text:span><text:span text:style-name="T9">romantiques</text:span><text:span text:style-name="T8">.</text:span></text:p>
      <text:p text:style-name="P19">Reconnu mondialement surtout pour ses <text:span text:style-name="T42">symphonies</text:span>, il l’est également pour ses <text:span text:style-name="T42">solos</text:span> de <text:span text:style-name="T1">piano</text:span> (<text:span text:style-name="T42">concertos</text:span>) et de <text:span text:style-name="T1">musique</text:span> de chambre.</text:p>
      <text:p text:style-name="P20"><text:soft-page-break/>Plongé dans la <text:span text:style-name="T42">musique</text:span> dès son plus jeune age, il est formé par son père, ce dernier ayant très vite remarqué une fibre musicale et artistique chez son fils. Il compose très jeune et publie sa première œuvre dès 12 ans. Il surprendra et choquera même parfois son entourage en composant des <text:span text:style-name="T42">œuvres</text:span> et <text:span text:style-name="T42">symphonies</text:span> cassant les codes établis de l’époque.</text:p>
      <text:p text:style-name="P23"><text:span text:style-name="T19">Tristement célèbre pour son handicap lié à sa surdité (dès 27 ans), il composera des grandes </text:span><text:span text:style-name="T20">œuvres</text:span><text:span text:style-name="T19"> encore aujourd’hui jouée dans le monde entier, et ce jusqu’à sa mort. (Exemple: </text:span><text:a xlink:type="simple" xlink:href="http://pianolovescore.com/partitions/Chopin/Hymne-a-la-joie" text:style-name="Internet_20_link" text:visited-style-name="Visited_20_Internet_20_Link"><text:span text:style-name="T17">Hymne à la joie</text:span></text:a><text:span text:style-name="T19">)</text:span></text:p>
      <text:p text:style-name="P23"><text:span text:style-name="T19">Il est aujourd’hui considéré comme l’un des </text:span><text:span text:style-name="T21">artistes classiques</text:span><text:span text:style-name="T19"> les plus célèbres et influant à travers le monde.</text:span></text:p>
      <text:p text:style-name="P6"><text:span text:style-name="T3">==============================================================================</text:span><text:span text:style-name="T2">ERNST</text:span></text:p>
      <text:p text:style-name="P1"><text:span text:style-name="T7">Ernst Anschütz</text:span><text:span text:style-name="T8"> est un </text:span><text:span text:style-name="T9">organiste</text:span><text:span text:style-name="T8"> né le 28 octobre 1780 à Sulh (Allemagne) et mort le 18 décembre 1861 à Leipzig (Allemagne), soit à 81 ans. Cet </text:span><text:span text:style-name="T7">auteur</text:span><text:span text:style-name="T8"> s'est vu rester célèbre au long de ces nombreuses années grâce à sa célèbre chanson populaire intitulé </text:span><text:a xlink:type="simple" xlink:href="http://pianolovescore.com/partitions/Chopin/Mon-beau-sapin" text:style-name="Internet_20_link" text:visited-style-name="Visited_20_Internet_20_Link"><text:span text:style-name="T17">Mon beau sapin</text:span></text:a><text:span text:style-name="T8">.</text:span></text:p>
      <text:p text:style-name="P18"><text:span text:style-name="T1">Anschütz</text:span> ne se contentait pas que d'exceller uniquement avec l'orgue, il pratiquait également à la perfection 4 autres <text:span text:style-name="T42">instruments</text:span>: <text:span text:style-name="T1">piano</text:span>, <text:span text:style-name="T1">violon</text:span>, <text:span text:style-name="T1">clarinette</text:span> et <text:span text:style-name="T1">violoncelle</text:span>.</text:p>
      <text:p text:style-name="P9">==============================================================================</text:p>
      <text:p text:style-name="P5">CHOPIN</text:p>
      <text:p text:style-name="P2"><text:span text:style-name="T41">Chopin</text:span><text:span text:style-name="T40">, de son vrai nom </text:span><text:span text:style-name="T34">Frédéric François Chopin est un </text:span><text:span text:style-name="T35">compositeur</text:span><text:span text:style-name="T40"> polonais né le 1er mars 1810 à Zelazowa Wola (Pologne) et mort à Paris le 17 octobre 1849 (39 ans).Il est également connu pour avoir été un </text:span><text:span text:style-name="T41">pianiste</text:span><text:span text:style-name="T40"> virtuose à son époque, et également l'un des pionniers de la </text:span><text:span text:style-name="T41">musique classique romantique.</text:span></text:p>
      <text:p text:style-name="P7">Né d'un père Français et d'une mère Polonaise, il rentre au conservatoire de Varsovie. Après ses études, il décide d'aller vivre en France. C'est à Paris qu'il trouvera son inspiration et qu'il fera la rencontre de sa future femme, George Sand.</text:p>
      <text:p text:style-name="P7">Presque 2 siècles après sa mort, il est encore l'un des artistes les plus joué au <text:span text:style-name="T1">piano </text:span>à travers le monde et est également toujours reconnu comme l'un des plus doués.</text:p>
      <text:p text:style-name="P13"><text:span text:style-name="T5">Chopin </text:span><text:span text:style-name="T6">à permis au monde du </text:span><text:span text:style-name="T5">piano</text:span><text:span text:style-name="T6"> de se moderniser tant au niveau technique qu'au niveau musical. C'est également le cas du compositeur </text:span><text:a xlink:type="simple" xlink:href="http://pianolovescore.com/partitions/liszt" text:style-name="Internet_20_link" text:visited-style-name="Visited_20_Internet_20_Link"><text:span text:style-name="T16">Franz Liszt</text:span></text:a><text:span text:style-name="T6"> qui, a cette même époque, et un autre compositeur incontournable.</text:span></text:p>
      <text:p text:style-name="P13"><text:span text:style-name="T6">Fréféric Chopin inspirera de nombreux autres compositeurs par la suite. (</text:span><text:a xlink:type="simple" xlink:href="http://pianolovescore.com/partitions/scriabine" text:style-name="Internet_20_link" text:visited-style-name="Visited_20_Internet_20_Link"><text:span text:style-name="T16">Scriabine</text:span></text:a><text:span text:style-name="T6">, </text:span><text:a xlink:type="simple" xlink:href="http://pianolovescore.com/partitions/debussy" text:style-name="Internet_20_link" text:visited-style-name="Visited_20_Internet_20_Link"><text:span text:style-name="T16">Debussy</text:span></text:a><text:span text:style-name="T6">, </text:span><text:a xlink:type="simple" xlink:href="http://pianolovescore.com/partitions/rachmaninov" text:style-name="Internet_20_link" text:visited-style-name="Visited_20_Internet_20_Link"><text:span text:style-name="T16">Rachmaninov</text:span></text:a><text:span text:style-name="T6">, </text:span><text:a xlink:type="simple" xlink:href="http://pianolovescore.com/partitions/faure" text:style-name="Internet_20_link" text:visited-style-name="Visited_20_Internet_20_Link"><text:span text:style-name="T16">Fauré</text:span></text:a><text:span text:style-name="T6">, </text:span><text:a xlink:type="simple" xlink:href="http://pianolovescore.com/partitions/ravel" text:style-name="Internet_20_link" text:visited-style-name="Visited_20_Internet_20_Link"><text:span text:style-name="T16">Ravel</text:span></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Helvetica, Arial, sans-serif"/>
    <style:font-face style:name="Helvetica1" svg:font-family="Helvetica, sans-serif"/>
    <style:font-face style:name="sans-serif" svg:font-family="sans-serif"/>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5:40:14.686454107</meta:creation-date>
    <meta:editing-duration>P1DT43M56S</meta:editing-duration>
    <meta:editing-cycles>11</meta:editing-cycles>
    <meta:generator>LibreOffice/5.1.6.2$Linux_X86_64 LibreOffice_project/10m0$Build-2</meta:generator>
    <dc:date>2018-01-30T14:55:14.922926526</dc:date>
    <meta:document-statistic meta:table-count="0" meta:image-count="0" meta:object-count="0" meta:page-count="2" meta:paragraph-count="34" meta:word-count="657" meta:character-count="4812" meta:non-whitespace-character-count="4189"/>
  </office:meta>
</office:document-meta>
</file>